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6.42mm"/>
    </style:style>
    <style:style style:name="co4" style:family="table-column">
      <style:table-column-properties fo:break-before="auto" style:column-width="76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f79646" style:text-align-source="fix" style:repeat-content="false" fo:border-left="0.99pt solid #f79646" fo:border-right="none" fo:border-top="0.06pt solid #f79646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64a2" style:text-align-source="fix" style:repeat-content="false" fo:border-left="0.99pt solid #8064a2" fo:border-right="none" fo:border-top="0.06pt solid #8064a2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70ad47" style:text-align-source="fix" style:repeat-content="false" fo:border-left="0.51pt solid #70ad47" fo:border-right="none" fo:border-top="0.06pt solid #70ad47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70ad47" style:text-align-source="fix" style:repeat-content="false" fo:border-left="0.51pt solid #70ad47" fo:border-right="none" fo:border-top="0.06pt solid #70ad47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99pt solid #f79646" style:text-align-source="fix" style:repeat-content="false" fo:border-left="0.99pt solid #f79646" fo:border-right="none" fo:border-top="0.06pt solid #f79646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64a2" style:text-align-source="fix" style:repeat-content="false" fo:border-left="0.99pt solid #8064a2" fo:border-right="none" fo:border-top="0.06pt solid #8064a2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f79646" style:text-align-source="fix" style:repeat-content="false" fo:border-left="0.99pt solid #f79646" fo:border-right="0.99pt solid #f79646" fo:border-top="0.06pt solid #f79646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8064a2" style:text-align-source="fix" style:repeat-content="false" fo:border-left="0.99pt solid #8064a2" fo:border-right="0.99pt solid #8064a2" fo:border-top="0.06pt solid #8064a2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70ad47" style:text-align-source="fix" style:repeat-content="false" fo:border-left="0.51pt solid #70ad47" fo:border-right="0.51pt solid #70ad47" fo:border-top="0.06pt solid #70ad47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70ad47" style:text-align-source="fix" style:repeat-content="false" fo:border-left="0.51pt solid #70ad47" fo:border-right="0.51pt solid #70ad47" fo:border-top="0.06pt solid #70ad47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Alinhamento PETI</text:p>
          </table:table-cell>
          <table:table-cell table:style-name="ce1" office:value-type="string" calcext:value-type="string">
            <text:p>Tipo</text:p>
          </table:table-cell>
          <table:table-cell table:style-name="ce6" office:value-type="string" calcext:value-type="string">
            <text:p>Nome</text:p>
          </table:table-cell>
          <table:table-cell table:style-name="ce8" office:value-type="string" calcext:value-type="string">
            <text:p>Demandante</text:p>
          </table:table-cell>
        </table:table-row>
        <table:table-row table:style-name="ro1">
          <table:table-cell table:style-name="ce1" office:value-type="string" calcext:value-type="string">
            <text:p>NSIS97</text:p>
          </table:table-cell>
          <table:table-cell table:style-name="ce1" office:value-type="string" calcext:value-type="string">
            <text:p>9.2</text:p>
          </table:table-cell>
          <table:table-cell table:style-name="ce1" office:value-type="string" calcext:value-type="string">
            <text:p>Aquisição.</text:p>
          </table:table-cell>
          <table:table-cell table:style-name="ce6" office:value-type="string" calcext:value-type="string">
            <text:p>Aquisição de licenças para os softwares Microsoft</text:p>
          </table:table-cell>
          <table:table-cell table:style-name="ce8" office:value-type="string" calcext:value-type="string">
            <text:p>SPOA</text:p>
          </table:table-cell>
        </table:table-row>
        <table:table-row table:style-name="ro1">
          <table:table-cell office:value-type="string" calcext:value-type="string">
            <text:p>NIC6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quisição.</text:p>
          </table:table-cell>
          <table:table-cell office:value-type="string" calcext:value-type="string">
            <text:p>Suporte Técnico para sala cofre</text:p>
          </table:table-cell>
          <table:table-cell office:value-type="string" calcext:value-type="string">
            <text:p>SPOA</text:p>
          </table:table-cell>
        </table:table-row>
        <table:table-row table:style-name="ro1">
          <table:table-cell office:value-type="string" calcext:value-type="string">
            <text:p>NIC6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quisição.</text:p>
          </table:table-cell>
          <table:table-cell office:value-type="string" calcext:value-type="string">
            <text:p>Ampliação da Capacidade de Storage</text:p>
          </table:table-cell>
          <table:table-cell office:value-type="string" calcext:value-type="string">
            <text:p>SPOA</text:p>
          </table:table-cell>
        </table:table-row>
        <table:table-row table:style-name="ro1">
          <table:table-cell office:value-type="string" calcext:value-type="string">
            <text:p>NIC7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Aquisição.</text:p>
          </table:table-cell>
          <table:table-cell office:value-type="string" calcext:value-type="string">
            <text:p>Manutenção de Storage</text:p>
          </table:table-cell>
          <table:table-cell office:value-type="string" calcext:value-type="string">
            <text:p>SPOA</text:p>
          </table:table-cell>
        </table:table-row>
        <table:table-row table:style-name="ro1">
          <table:table-cell table:style-name="ce3" office:value-type="string" calcext:value-type="string">
            <text:p>NS23</text:p>
          </table:table-cell>
          <table:table-cell table:style-name="ce4" office:value-type="string" calcext:value-type="string">
            <text:p>1.1</text:p>
          </table:table-cell>
          <table:table-cell office:value-type="string" calcext:value-type="string">
            <text:p>Aquisição.</text:p>
          </table:table-cell>
          <table:table-cell table:style-name="ce4" office:value-type="string" calcext:value-type="string">
            <text:p>Central de atendimento 0800</text:p>
          </table:table-cell>
          <table:table-cell table:style-name="ce10" office:value-type="string" calcext:value-type="string">
            <text:p>SPOA</text:p>
          </table:table-cell>
        </table:table-row>
        <table:table-row table:style-name="ro1">
          <table:table-cell table:style-name="ce3" office:value-type="string" calcext:value-type="string">
            <text:p>NS24</text:p>
          </table:table-cell>
          <table:table-cell table:style-name="ce4" office:value-type="string" calcext:value-type="string">
            <text:p>3.2</text:p>
          </table:table-cell>
          <table:table-cell office:value-type="string" calcext:value-type="string">
            <text:p>Aquisição.</text:p>
          </table:table-cell>
          <table:table-cell table:style-name="ce4" office:value-type="string" calcext:value-type="string">
            <text:p>Melhorar os serviços de telefonia do Ministério</text:p>
          </table:table-cell>
          <table:table-cell table:style-name="ce11" office:value-type="string" calcext:value-type="string">
            <text:p>SP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1:47:52.512712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7:58:55.223915914</meta:creation-date>
    <dc:date>2016-06-24T11:48:19.881831901</dc:date>
    <meta:editing-duration>PT27M36S</meta:editing-duration>
    <meta:editing-cycles>2</meta:editing-cycles>
    <meta:generator>LibreOffice/5.1.3.2$Linux_X86_64 LibreOffice_project/10m0$Build-2</meta:generator>
    <meta:document-statistic meta:table-count="1" meta:cell-count="35" meta:object-count="0"/>
  </office:meta>
</office:document-meta>
</file>